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3.123cm" svg:height="12.117cm" svg:x="4.615cm" svg:y="0.1cm">
            <draw:object draw:notify-on-update-of-ranges="Arkusz1.A2:Arkusz1.A102 Arkusz1.B1:Arkusz1.B1 Arkusz1.B2:Arkusz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<text:span text:style-name="T1">m</text:span><text:span text:style-name="T2">Pb</text:span></text:p>
          </table:table-cell>
          <table:table-cell office:value-type="string" calcext:value-type="string">
            <text:p>N(n<text:span text:style-name="T3">0</text:span>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28" calcext:value-type="float">
            <text:p>5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4:38.535016604</meta:creation-date>
    <dc:date>2024-03-10T19:02:14.830666550</dc:date>
    <meta:editing-duration>PT48M34S</meta:editing-duration>
    <meta:editing-cycles>10</meta:editing-cycles>
    <meta:generator>LibreOffice/7.3.7.2$Linux_X86_64 LibreOffice_project/3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origin="0" chart:interval-major="10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minimum="3000" chart:maximum="7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24cm" svg:height="12.118cm" xlink:href=".." xlink:type="simple" chart:class="chart:scatter" chart:style-name="ch1">
        <chart:title svg:x="6.346cm" svg:y="0.378cm" chart:style-name="ch2">
          <text:p>Ilość neutronów w zależności od zawartości %m Pb</text:p>
        </chart:title>
        <chart:subtitle svg:x="9.745cm" svg:y="1.399cm" chart:style-name="ch3">
          <text:p>p=10GeV/c L=10cm</text:p>
        </chart:subtitle>
        <chart:legend chart:legend-position="end" svg:x="19.505cm" svg:y="5.511cm" style:legend-expansion="high" chart:style-name="ch4"/>
        <chart:plot-area chart:style-name="ch5" table:cell-range-address="Arkusz1.A2:Arkusz1.B102 Arkusz1.B1:Arkusz1.B1" chart:data-source-has-labels="row" svg:x="1.473cm" svg:y="2.324cm" svg:width="17.57cm" svg:height="8.571cm">
          <chart:coordinate-region svg:x="2.465cm" svg:y="2.523cm" svg:width="16.298cm" svg:height="7.725cm"/>
          <chart:axis chart:dimension="x" chart:name="primary-x" chart:style-name="ch6">
            <chart:title svg:x="9.685cm" svg:y="11.137cm" chart:style-name="ch7">
              <text:p>%m Pb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984cm" chart:style-name="ch11">
              <text:p>N(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Arkusz1.B2:Arkusz1.B102" chart:label-cell-address="Arkusz1.B1:Arkusz1.B1" chart:class="chart:scatter">
            <chart:domain table:cell-range-address="Arkusz1.A2:Arkusz1.A102"/>
            <chart:regression-curve chart:style-name="ch13">
              <chart:equation chart:display-equation="true" chart:display-r-square="true"/>
            </chart:regression-curve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0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02</svg:desc>
                </draw:g>
              </table:table-cell>
              <table:table-cell office:value-type="float" office:value="4786">
                <text:p>4786</text:p>
                <draw:g>
                  <svg:desc>Arkusz1.B2:Arkusz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728">
                <text:p>5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